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5.997cm" fo:margin-left="5.526cm" table:align="left"/>
    </style:style>
    <style:style style:name="表格1.A" style:family="table-column">
      <style:table-column-properties style:column-width="1cm"/>
    </style:style>
    <style:style style:name="表格1.B" style:family="table-column">
      <style:table-column-properties style:column-width="4.997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303efb"/>
    </style:style>
    <style:style style:name="P4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5" style:family="paragraph" style:parent-style-name="Standard">
      <style:paragraph-properties fo:text-align="center" style:justify-single-word="false"/>
      <style:text-properties officeooo:paragraph-rsid="001aefb0"/>
    </style:style>
    <style:style style:name="P6" style:family="paragraph" style:parent-style-name="Standard">
      <style:text-properties officeooo:rsid="007cb0f2" officeooo:paragraph-rsid="00303efb"/>
    </style:style>
    <style:style style:name="P7" style:family="paragraph" style:parent-style-name="Standard">
      <style:text-properties officeooo:rsid="00545e26" officeooo:paragraph-rsid="00303efb"/>
    </style:style>
    <style:style style:name="P8" style:family="paragraph" style:parent-style-name="Standard">
      <style:text-properties officeooo:rsid="00545e26" officeooo:paragraph-rsid="008105a4"/>
    </style:style>
    <style:style style:name="P9" style:family="paragraph" style:parent-style-name="Standard">
      <style:text-properties officeooo:rsid="00545e26" officeooo:paragraph-rsid="0082667b"/>
    </style:style>
    <style:style style:name="P10" style:family="paragraph" style:parent-style-name="Standard">
      <style:text-properties officeooo:paragraph-rsid="00303efb"/>
    </style:style>
    <style:style style:name="P11" style:family="paragraph" style:parent-style-name="Standard">
      <style:text-properties officeooo:paragraph-rsid="008105a4"/>
    </style:style>
    <style:style style:name="P12" style:family="paragraph" style:parent-style-name="Standard">
      <style:text-properties officeooo:paragraph-rsid="0086c104"/>
    </style:style>
    <style:style style:name="P13" style:family="paragraph" style:parent-style-name="Standard">
      <style:text-properties officeooo:rsid="0087e167" officeooo:paragraph-rsid="0087e167"/>
    </style:style>
    <style:style style:name="P14" style:family="paragraph" style:parent-style-name="Standard">
      <style:text-properties officeooo:rsid="0089b217" officeooo:paragraph-rsid="0089b217"/>
    </style:style>
    <style:style style:name="P15" style:family="paragraph" style:parent-style-name="Standard">
      <style:text-properties officeooo:paragraph-rsid="0089b217"/>
    </style:style>
    <style:style style:name="P16" style:family="paragraph" style:parent-style-name="Standard">
      <style:text-properties officeooo:paragraph-rsid="008b1f9b"/>
    </style:style>
    <style:style style:name="P17" style:family="paragraph" style:parent-style-name="Standard">
      <style:text-properties officeooo:paragraph-rsid="00950d4a"/>
    </style:style>
    <style:style style:name="P18" style:family="paragraph" style:parent-style-name="Table_20_Contents">
      <style:paragraph-properties fo:text-align="center" style:justify-single-word="false"/>
      <style:text-properties officeooo:rsid="008b1f9b" officeooo:paragraph-rsid="008b1f9b"/>
    </style:style>
    <style:style style:name="P19" style:family="paragraph" style:parent-style-name="Table_20_Contents">
      <style:paragraph-properties fo:text-align="center" style:justify-single-word="false"/>
      <style:text-properties officeooo:rsid="008b3319" officeooo:paragraph-rsid="008b3319"/>
    </style:style>
    <style:style style:name="P20" style:family="paragraph" style:parent-style-name="Table_20_Contents">
      <style:paragraph-properties fo:text-align="center" style:justify-single-word="false"/>
      <style:text-properties officeooo:rsid="008b6e7f" officeooo:paragraph-rsid="008b6e7f"/>
    </style:style>
    <style:style style:name="P21" style:family="paragraph" style:parent-style-name="Table_20_Contents">
      <style:paragraph-properties fo:text-align="center" style:justify-single-word="false"/>
      <style:text-properties officeooo:rsid="008c5561" officeooo:paragraph-rsid="008c5561"/>
    </style:style>
    <style:style style:name="P22" style:family="paragraph" style:parent-style-name="Table_20_Contents">
      <style:paragraph-properties fo:text-align="center" style:justify-single-word="false"/>
      <style:text-properties officeooo:rsid="008e48bc" officeooo:paragraph-rsid="008e48bc"/>
    </style:style>
    <style:style style:name="P23" style:family="paragraph" style:parent-style-name="Table_20_Contents">
      <style:paragraph-properties fo:text-align="center" style:justify-single-word="false"/>
      <style:text-properties officeooo:rsid="008f83a9" officeooo:paragraph-rsid="008f83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649bca"/>
    </style:style>
    <style:style style:name="T3" style:family="text">
      <style:text-properties officeooo:rsid="007adc32"/>
    </style:style>
    <style:style style:name="T4" style:family="text">
      <style:text-properties fo:font-size="15pt" officeooo:rsid="001aefb0" style:font-size-asian="15pt" style:font-size-complex="15pt"/>
    </style:style>
    <style:style style:name="T5" style:family="text">
      <style:text-properties fo:font-size="15pt" officeooo:rsid="007adc32" style:font-size-asian="15pt" style:font-size-complex="15pt"/>
    </style:style>
    <style:style style:name="T6" style:family="text">
      <style:text-properties officeooo:rsid="007cb0f2"/>
    </style:style>
    <style:style style:name="T7" style:family="text">
      <style:text-properties officeooo:rsid="007ddcf6"/>
    </style:style>
    <style:style style:name="T8" style:family="text">
      <style:text-properties officeooo:rsid="007f5e6c"/>
    </style:style>
    <style:style style:name="T9" style:family="text">
      <style:text-properties officeooo:rsid="008105a4"/>
    </style:style>
    <style:style style:name="T10" style:family="text">
      <style:text-properties officeooo:rsid="00545e26"/>
    </style:style>
    <style:style style:name="T11" style:family="text">
      <style:text-properties officeooo:rsid="0082667b"/>
    </style:style>
    <style:style style:name="T12" style:family="text">
      <style:text-properties officeooo:rsid="0085d820"/>
    </style:style>
    <style:style style:name="T13" style:family="text">
      <style:text-properties officeooo:rsid="008628e9"/>
    </style:style>
    <style:style style:name="T14" style:family="text">
      <style:text-properties officeooo:rsid="0086c104"/>
    </style:style>
    <style:style style:name="T15" style:family="text">
      <style:text-properties officeooo:rsid="0089b217"/>
    </style:style>
    <style:style style:name="T16" style:family="text">
      <style:text-properties officeooo:rsid="0090d9e2"/>
    </style:style>
    <style:style style:name="T17" style:family="text">
      <style:text-properties officeooo:rsid="0092d650"/>
    </style:style>
    <style:style style:name="T18" style:family="text">
      <style:text-properties officeooo:rsid="00991195"/>
    </style:style>
    <style:style style:name="T19" style:family="text">
      <style:text-properties officeooo:rsid="0099f8aa"/>
    </style:style>
    <style:style style:name="T20" style:family="text">
      <style:text-properties officeooo:rsid="009bdb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实验 </text:span><text:span text:style-name="T5">3</text:span><text:span text:style-name="T4"><text:tab/><text:tab/></text:span><text:span text:style-name="T5">分支控制</text:span><text:span text:style-name="T4">实验</text:span></text:p>
      <text:p text:style-name="P2"/>
      <text:p text:style-name="P4">姓名：<text:span text:style-name="T1"> <text:s text:c="3"/>林荣恩 <text:s text:c="3"/></text:span><text:tab/>学号：<text:span text:style-name="T1"> <text:s text:c="3"/>191220060 <text:s text:c="3"/></text:span><text:tab/>院系：<text:span text:style-name="T1"> <text:s text:c="4"/>计算机科学与技术系 <text:s text:c="3"/></text:span></text:p>
      <text:p text:style-name="P1"/>
      <text:p text:style-name="P3"><text:span text:style-name="T6">1.</text:span><text:tab/>实验目的<text:span text:style-name="T2">：</text:span></text:p>
      <text:p text:style-name="P3"><text:tab/>1<text:span text:style-name="T6">)</text:span><text:tab/>了解分支控制流程；</text:p>
      <text:p text:style-name="P3"><text:tab/><text:span text:style-name="T3">2</text:span><text:span text:style-name="T6">)</text:span><text:span text:style-name="T3"><text:tab/></text:span>识别汇编码中的分支跳转条件，并了解如何修改分支条件；</text:p>
      <text:p text:style-name="P3"><text:tab/><text:span text:style-name="T3">3</text:span><text:span text:style-name="T6">)</text:span><text:span text:style-name="T3"><text:tab/></text:span>理解跳转表的原理。</text:p>
      <text:p text:style-name="P3"/>
      <text:p text:style-name="P3"><text:span text:style-name="T6">2.</text:span><text:tab/>实验内容<text:span text:style-name="T2">：</text:span></text:p>
      <text:p text:style-name="P6">2.1.2<text:tab/></text:p>
      <text:p text:style-name="P7"><text:tab/><text:span text:style-name="T8">1)</text:span><text:tab/>输入参数 x = 2, y = 4000, k = 3, 使用 gdb 进入 do_loop 的第一次循环。</text:p>
      <text:p text:style-name="P7"><text:tab/><text:tab/><text:span text:style-name="T8">a.<text:tab/></text:span>在执行指令 cltd 前 %edx 的值为<text:span text:style-name="T7">3.</text:span></text:p>
      <text:p text:style-name="P7"><text:tab/><text:tab/><text:span text:style-name="T8">b.<text:tab/></text:span>在刚执行完 cltd 后 %edx 的值为<text:span text:style-name="T7">0.</text:span></text:p>
      <text:p text:style-name="P7"><text:span text:style-name="T8"><text:tab/><text:tab/>c.<text:tab/></text:span>在执行指令 idiv 后 %edx 的值变为<text:span text:style-name="T7">1. 这是因为</text:span><text:span text:style-name="T8">idiv执行除法操作后，所得的余数被存储<text:tab/><text:tab/>到%edx中，即其值为 y%k=1.</text:span></text:p>
      <text:p text:style-name="P10"><text:span text:style-name="T8"><text:tab/>2)<text:tab/>使用 输入 x = 2, y = 40000, k = 3 重复 (</text:span><text:span text:style-name="T9">1</text:span><text:span text:style-name="T8">) 的内容。</text:span></text:p>
      <text:p text:style-name="P11"><text:tab/><text:tab/><text:span text:style-name="T8">a.<text:tab/></text:span><text:span text:style-name="T10">在执行指令 cltd 前 %edx 的值为</text:span><text:span text:style-name="T7">3.</text:span></text:p>
      <text:p text:style-name="P8"><text:tab/><text:tab/><text:span text:style-name="T8">b.<text:tab/></text:span>在刚执行完 cltd 后 %edx 的值为-<text:span text:style-name="T9">1</text:span><text:span text:style-name="T7">.</text:span></text:p>
      <text:p text:style-name="P9"><text:span text:style-name="T8"><text:tab/><text:tab/>c.<text:tab/></text:span>在执行指令 idiv 后 %edx 的值变为<text:span text:style-name="T9">0</text:span><text:span text:style-name="T7">. 这是因为</text:span><text:span text:style-name="T11">y的值实为-25536，</text:span><text:span text:style-name="T8">idiv执行除法操作后，<text:tab/><text:tab/>所得的余数被存储到%edx中，即其值为 -</text:span><text:span text:style-name="T11">25536</text:span><text:span text:style-name="T8">%</text:span><text:span text:style-name="T11">3</text:span><text:span text:style-name="T8">=</text:span><text:span text:style-name="T11">0</text:span><text:span text:style-name="T8">.</text:span></text:p>
      <text:p text:style-name="P12"><text:span text:style-name="T11"><text:tab/>3)<text:tab/>cltd指令的作用：将%eax进行符号位扩展，高</text:span><text:span text:style-name="T12">32位</text:span><text:span text:style-name="T11">填充至%edx.</text:span></text:p>
      <text:p text:style-name="P12"><text:span text:style-name="T11"><text:tab/><text:tab/>例如</text:span><text:span text:style-name="T14">，</text:span><text:span text:style-name="T11">在 </text:span><text:span text:style-name="T13">(1) 中%eax的值大于0，符号扩展后%edx=0；在 (2) 中%eax的值小于0，符号扩展<text:tab/><text:tab/>后%edx=0xffffffff=-1.</text:span></text:p>
      <text:p text:style-name="P13">2.1.3</text:p>
      <text:p text:style-name="P13"><text:tab/>见<text:span text:style-name="T15">if_else_A.s, if_else_B.s.</text:span></text:p>
      <text:p text:style-name="P13"><text:tab/><text:span text:style-name="T18">A)<text:tab/>欲使输出为1，必须要进入L2，同时不得进入L4，这要求对cmpl的条件进行相应的改动。具<text:tab/><text:tab/>体地，选择12&lt;=13, 15&gt;14, 12!&lt;=0, 15!&lt;=0, 即满足要求；</text:span></text:p>
      <text:p text:style-name="P13"><text:tab/><text:span text:style-name="T18">B)<text:tab/>思路与上例相近。此处选择保留if_else.s的内容，对学号后四位0060恰好满足要求。</text:span></text:p>
      <text:p text:style-name="P14">2.1.4</text:p>
      <text:p text:style-name="P15"><text:span text:style-name="T15"><text:tab/>1)<text:tab/>考察不同输入下switchCase函数的返回值。</text:span></text:p>
      <text:p text:style-name="P15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8">n</text:p>
          </table:table-cell>
          <table:table-cell table:style-name="表格1.B1" office:value-type="string">
            <text:p text:style-name="P18">switchCase返回值</text:p>
          </table:table-cell>
        </table:table-row>
        <table:table-row>
          <table:table-cell table:style-name="表格1.A2" office:value-type="string">
            <text:p text:style-name="P19">3</text:p>
          </table:table-cell>
          <table:table-cell table:style-name="表格1.B2" office:value-type="string">
            <text:p text:style-name="P19">4</text:p>
          </table:table-cell>
        </table:table-row>
        <table:table-row>
          <table:table-cell table:style-name="表格1.A2" office:value-type="string">
            <text:p text:style-name="P20">6</text:p>
          </table:table-cell>
          <table:table-cell table:style-name="表格1.B2" office:value-type="string">
            <text:p text:style-name="P20">15</text:p>
          </table:table-cell>
        </table:table-row>
        <table:table-row>
          <table:table-cell table:style-name="表格1.A2" office:value-type="string">
            <text:p text:style-name="P21">9</text:p>
          </table:table-cell>
          <table:table-cell table:style-name="表格1.B2" office:value-type="string">
            <text:p text:style-name="P22">12</text:p>
          </table:table-cell>
        </table:table-row>
        <table:table-row>
          <table:table-cell table:style-name="表格1.A2" office:value-type="string">
            <text:p text:style-name="P21">12</text:p>
          </table:table-cell>
          <table:table-cell table:style-name="表格1.B2" office:value-type="string">
            <text:p text:style-name="P22">53</text:p>
          </table:table-cell>
        </table:table-row>
        <table:table-row>
          <table:table-cell table:style-name="表格1.A2" office:value-type="string">
            <text:p text:style-name="P21">13</text:p>
          </table:table-cell>
          <table:table-cell table:style-name="表格1.B2" office:value-type="string">
            <text:p text:style-name="P23">13</text:p>
          </table:table-cell>
        </table:table-row>
        <table:table-row>
          <table:table-cell table:style-name="表格1.A2" office:value-type="string">
            <text:p text:style-name="P21">14</text:p>
          </table:table-cell>
          <table:table-cell table:style-name="表格1.B2" office:value-type="string">
            <text:p text:style-name="P23">28</text:p>
          </table:table-cell>
        </table:table-row>
      </table:table>
      <text:p text:style-name="P16"/>
      <text:p text:style-name="P16"><text:span text:style-name="T16"><text:tab/>2)<text:tab/>根据可执行文件 switch 的汇编代码， switchCase 的代码如下</text:span><text:span text:style-name="T17">：</text:span></text:p>
      <text:p text:style-name="P16"/>
      <text:p text:style-name="P17"><text:tab/><text:tab/>int switchCase(int n) {</text:p>
      <text:p text:style-name="P17"><text:tab/><text:tab/> <text:s text:c="4"/>int result=0;</text:p>
      <text:p text:style-name="P17"><text:tab/><text:tab/> <text:s text:c="4"/>switch (n) {</text:p>
      <text:p text:style-name="P17"><text:tab/><text:tab/> <text:s text:c="8"/>case 3: result=n&gt;&gt;1;break;</text:p>
      <text:p text:style-name="P17"><text:soft-page-break/><text:tab/><text:tab/> <text:s text:c="8"/>case 6: result=(n&lt;&lt;1)-3;break;</text:p>
      <text:p text:style-name="P17"><text:tab/><text:tab/> <text:s text:c="8"/>case 8: result=(n&gt;&gt;2)+1;break;</text:p>
      <text:p text:style-name="P17"><text:tab/><text:tab/> <text:s text:c="8"/>case 9: result=(n&gt;&gt;2)+1;break;</text:p>
      <text:p text:style-name="P17"><text:tab/><text:tab/> <text:s text:c="8"/>case 10: result=n*3+5;break;</text:p>
      <text:p text:style-name="P17"><text:tab/><text:tab/> <text:s text:c="8"/>case 12: result=n*3+5;break;</text:p>
      <text:p text:style-name="P17"><text:tab/><text:tab/> <text:s text:c="8"/>case 13: result=0;break;</text:p>
      <text:p text:style-name="P17"><text:tab/><text:tab/> <text:s text:c="8"/>default: result=n;</text:p>
      <text:p text:style-name="P17"><text:tab/><text:tab/> <text:s text:c="4"/>}</text:p>
      <text:p text:style-name="P17"><text:tab/><text:tab/> <text:s text:c="4"/>result+=n;</text:p>
      <text:p text:style-name="P17"><text:tab/><text:tab/> <text:s text:c="4"/>return result;</text:p>
      <text:p text:style-name="P17"><text:tab/><text:tab/> }</text:p>
      <text:p text:style-name="P17"><text:tab/><text:tab/>经分析可以看出<text:span text:style-name="T19">，当n&lt;=2或n&gt;=14时，result=2n. 对其它情形，分别枚举并将相同情况合并<text:tab/><text:tab/>即可得到结论，并得出上述代码。该代码已通过与sw</text:span><text:span text:style-name="T20">itch的对拍试验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8T19:28:24.567105436</dc:date>
    <meta:editing-duration>P1DT2M45S</meta:editing-duration>
    <meta:editing-cycles>117</meta:editing-cycles>
    <meta:generator>LibreOffice/6.4.3.2$Linux_X86_64 LibreOffice_project/40$Build-2</meta:generator>
    <meta:document-statistic meta:table-count="1" meta:image-count="0" meta:object-count="0" meta:page-count="2" meta:paragraph-count="55" meta:word-count="595" meta:character-count="1430" meta:non-whitespace-character-count="1125"/>
  </office:meta>
</office:document-meta>
</file>